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1B4000013240000122ABD77221B.bmp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" style:family="graphic" style:parent-style-name="standard">
      <style:graphic-properties svg:stroke-color="#000000" draw:fill="solid" draw:fill-color="#ddddd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1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0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5.12cm"/>
    </style:style>
    <style:style style:name="gr7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Times New Roman'" style:font-style-name="Italic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P5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2" style:family="text">
      <style:text-properties fo:font-family="'Times New Roman'" style:font-style-name="Italic" style:font-family-generic="roman" style:font-pitch="variable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64cm" svg:height="2.337cm" svg:x="5.488cm" svg:y="5.863cm">
          <draw:image xlink:href="Pictures/200001B4000013240000122ABD77221B.bmp" xlink:type="simple" xlink:show="embed" xlink:actuate="onLoad">
            <text:p/>
          </draw:image>
        </draw:frame>
        <draw:line draw:style-name="gr2" draw:text-style-name="P1" draw:layer="layout" svg:x1="5.191cm" svg:y1="9.001cm" svg:x2="13.573cm" svg:y2="9.001cm">
          <text:p/>
        </draw:line>
        <draw:ellipse draw:style-name="gr3" draw:text-style-name="P2" draw:layer="layout" svg:width="3.048cm" svg:height="1.778cm" svg:x="5.342cm" svg:y="9.89cm">
          <text:p text:style-name="P1"><text:span text:style-name="T1">Learner Model</text:span></text:p>
        </draw:ellipse>
        <draw:frame draw:style-name="gr4" draw:text-style-name="P4" draw:layer="layout" svg:width="2.657cm" svg:height="0.767cm" svg:x="10.033cm" svg:y="6.861cm">
          <draw:text-box>
            <text:p text:style-name="P3"><text:span text:style-name="T2">Real world</text:span></text:p>
          </draw:text-box>
        </draw:frame>
        <draw:frame draw:style-name="gr5" draw:text-style-name="P4" draw:layer="layout" svg:width="2.504cm" svg:height="0.767cm" svg:x="10.034cm" svg:y="10.362cm">
          <draw:text-box>
            <text:p text:style-name="P3"><text:span text:style-name="T2">Computer</text:span></text:p>
          </draw:text-box>
        </draw:frame>
        <draw:frame draw:style-name="gr6" draw:text-style-name="P5" draw:layer="layout" svg:width="5.62cm" svg:height="0.772cm" svg:x="8.179cm" svg:y="9.082cm">
          <draw:text-box>
            <text:p><text:span text:style-name="T1">Human – Machine interface</text:span></text:p>
          </draw:text-box>
        </draw:frame>
        <draw:custom-shape draw:style-name="gr7" draw:text-style-name="P1" draw:layer="layout" svg:width="0.762cm" svg:height="1.143cm" svg:x="6.461cm" svg:y="8.4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9-16T16:26:08.81</meta:creation-date>
    <dc:date>2014-09-16T18:50:08.39</dc:date>
    <dc:creator>Loc Nguyen</dc:creator>
    <meta:editing-duration>PT41M47S</meta:editing-duration>
    <meta:editing-cycles>6</meta:editing-cycles>
    <meta:generator>OpenOffice/4.1.0$Win32 OpenOffice.org_project/410m18$Build-9764</meta:generator>
    <meta:document-statistic meta:object-count="7"/>
  </office:meta>
</office:document-meta>
</file>